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fo:font-weight="bold" officeooo:rsid="00096338" officeooo:paragraph-rsid="00096338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fo:font-size="12pt" fo:font-weight="normal" officeooo:rsid="0009633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6338" officeooo:paragraph-rsid="00096338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8pt" fo:font-weight="bold" officeooo:rsid="000d0132" officeooo:paragraph-rsid="000d0132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d0132" officeooo:paragraph-rsid="000df5a7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02221" officeooo:paragraph-rsid="0010de6f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Courier New" fo:font-size="24pt" fo:font-weight="bold" officeooo:rsid="00096338" style:font-size-asian="21pt" style:font-weight-asian="bold" style:font-size-complex="24pt" style:font-weight-complex="bold"/>
    </style:style>
    <style:style style:name="P8" style:family="paragraph" style:parent-style-name="Standard">
      <style:text-properties style:font-name="Courier New" fo:font-size="12pt" fo:font-style="italic" fo:font-weight="bold" officeooo:rsid="00096338" officeooo:paragraph-rsid="00096338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style:font-name="Courier New" fo:font-size="12pt" fo:font-weight="bold" officeooo:rsid="000b5b78" officeooo:paragraph-rsid="00096338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Courier New" fo:font-size="12pt" fo:font-weight="bold" officeooo:rsid="000df5a7" officeooo:paragraph-rsid="00102221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Courier New" fo:font-size="12pt" fo:font-weight="bold" officeooo:rsid="00102221" officeooo:paragraph-rsid="00102221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Courier New" fo:font-size="12pt" fo:font-weight="bold" officeooo:rsid="0010de6f" officeooo:paragraph-rsid="0010de6f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Courier New" fo:font-size="18pt" fo:font-weight="bold" officeooo:rsid="000b5b78" officeooo:paragraph-rsid="00096338" style:font-size-asian="15.75pt" style:font-weight-asian="bold" style:font-size-complex="18pt" style:font-weight-complex="bold"/>
    </style:style>
    <style:style style:name="P14" style:family="paragraph" style:parent-style-name="Standard">
      <style:text-properties officeooo:paragraph-rsid="0010e773"/>
    </style:style>
    <style:style style:name="P15" style:family="paragraph" style:parent-style-name="Standard">
      <style:text-properties officeooo:rsid="0014fa8c" officeooo:paragraph-rsid="0014fa8c"/>
    </style:style>
    <style:style style:name="P16" style:family="paragraph" style:parent-style-name="Standard">
      <style:text-properties officeooo:rsid="0015d3a3" officeooo:paragraph-rsid="0015d3a3"/>
    </style:style>
    <style:style style:name="P17" style:family="paragraph" style:parent-style-name="Standard">
      <style:text-properties officeooo:rsid="0015d3a3" officeooo:paragraph-rsid="001af5b1"/>
    </style:style>
    <style:style style:name="P18" style:family="paragraph" style:parent-style-name="Standard">
      <style:text-properties officeooo:rsid="0015d3a3" officeooo:paragraph-rsid="001fbabe"/>
    </style:style>
    <style:style style:name="P19" style:family="paragraph" style:parent-style-name="Standard">
      <style:text-properties officeooo:rsid="001afdf9" officeooo:paragraph-rsid="001afdf9"/>
    </style:style>
    <style:style style:name="P20" style:family="paragraph" style:parent-style-name="Standard">
      <style:text-properties officeooo:rsid="001afdf9" officeooo:paragraph-rsid="001b535b"/>
    </style:style>
    <style:style style:name="P21" style:family="paragraph" style:parent-style-name="Footnote">
      <style:text-properties style:font-name="Courier New" fo:font-weight="bold" officeooo:rsid="001fbabe" officeooo:paragraph-rsid="001fbabe" style:font-weight-asian="bold" style:font-weight-complex="bold"/>
    </style:style>
    <style:style style:name="P22" style:family="paragraph" style:parent-style-name="Standard">
      <style:text-properties style:font-name="Courier New" fo:font-size="18pt" fo:font-style="italic" fo:font-weight="bold" officeooo:rsid="00096338" style:font-size-asian="15.75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text-properties style:font-name="Courier New" fo:font-size="12pt" fo:font-weight="bold" officeooo:rsid="0014fa8c" officeooo:paragraph-rsid="0010e773" style:font-size-asian="10.5pt" style:font-weight-asian="bold" style:font-size-complex="12pt" style:font-weight-complex="bold"/>
    </style:style>
    <style:style style:name="P24" style:family="paragraph" style:parent-style-name="Standard">
      <style:text-properties style:font-name="Courier New" fo:font-size="12pt" fo:font-style="normal" fo:font-weight="bold" officeooo:rsid="0015d3a3" officeooo:paragraph-rsid="0015d3a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Courier New" fo:font-size="12pt" fo:font-style="normal" fo:font-weight="bold" officeooo:rsid="001fbabe" officeooo:paragraph-rsid="001fbabe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Courier New" fo:font-size="12pt" fo:font-style="normal" fo:font-weight="bold" officeooo:rsid="001af5b1" officeooo:paragraph-rsid="001af5b1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Courier New" fo:font-size="12pt" fo:font-style="italic" style:text-underline-style="solid" style:text-underline-width="auto" style:text-underline-color="font-color" fo:font-weight="bold" officeooo:rsid="001afdf9" officeooo:paragraph-rsid="001afdf9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officeooo:rsid="001afdf9" officeooo:paragraph-rsid="001b535b"/>
    </style:style>
    <style:style style:name="P29" style:family="paragraph" style:parent-style-name="Standard">
      <style:text-properties fo:font-size="18pt" officeooo:rsid="001afdf9" officeooo:paragraph-rsid="001b535b" style:font-size-asian="15.75pt" style:font-size-complex="18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24pt" fo:font-weight="bold" officeooo:rsid="00096338" style:font-size-asian="21pt" style:font-weight-asian="bold" style:font-size-complex="24pt" style:font-weight-complex="bold"/>
    </style:style>
    <style:style style:name="T3" style:family="text">
      <style:text-properties style:font-name="Courier New" fo:font-size="18pt" officeooo:rsid="000b5b78" style:font-size-asian="15.75pt" style:font-size-complex="18pt"/>
    </style:style>
    <style:style style:name="T4" style:family="text">
      <style:text-properties style:font-name="Courier New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5" style:family="text">
      <style:text-properties style:font-name="Courier New" officeooo:rsid="000b5b78"/>
    </style:style>
    <style:style style:name="T6" style:family="text">
      <style:text-properties style:font-name="Courier New" fo:font-size="12pt" style:font-size-asian="10.5pt" style:font-size-complex="12pt"/>
    </style:style>
    <style:style style:name="T7" style:family="text">
      <style:text-properties style:font-name="Courier New" fo:font-size="12pt" officeooo:rsid="000df5a7" style:font-size-asian="10.5pt" style:font-size-complex="12pt"/>
    </style:style>
    <style:style style:name="T8" style:family="text">
      <style:text-properties style:font-name="Courier New" fo:font-size="12pt" officeooo:rsid="000f2ce8" style:font-size-asian="10.5pt" style:font-size-complex="12pt"/>
    </style:style>
    <style:style style:name="T9" style:family="text">
      <style:text-properties style:font-name="Courier New" fo:font-size="12pt" officeooo:rsid="0010de6f" style:font-size-asian="10.5pt" style:font-size-complex="12pt"/>
    </style:style>
    <style:style style:name="T10" style:family="text">
      <style:text-properties style:font-name="Courier New" fo:font-size="12pt" officeooo:rsid="0011c380" style:font-size-asian="10.5pt" style:font-size-complex="12pt"/>
    </style:style>
    <style:style style:name="T11" style:family="text">
      <style:text-properties style:font-name="Courier New" fo:font-size="12pt" fo:font-weight="bold" style:font-size-asian="10.5pt" style:font-weight-asian="bold" style:font-size-complex="12pt" style:font-weight-complex="bold"/>
    </style:style>
    <style:style style:name="T12" style:family="text">
      <style:text-properties style:font-name="Courier New" fo:font-size="12pt" fo:font-weight="bold" officeooo:rsid="0010e773" style:font-size-asian="10.5pt" style:font-weight-asian="bold" style:font-size-complex="12pt" style:font-weight-complex="bold"/>
    </style:style>
    <style:style style:name="T13" style:family="text">
      <style:text-properties style:font-name="Courier New" fo:font-size="12pt" fo:font-weight="bold" officeooo:rsid="00102221" style:font-size-asian="10.5pt" style:font-weight-asian="bold" style:font-size-complex="12pt" style:font-weight-complex="bold"/>
    </style:style>
    <style:style style:name="T14" style:family="text">
      <style:text-properties style:font-name="Courier New" fo:font-size="12pt" fo:font-weight="bold" officeooo:rsid="0013ab69" style:font-size-asian="10.5pt" style:font-weight-asian="bold" style:font-size-complex="12pt" style:font-weight-complex="bold"/>
    </style:style>
    <style:style style:name="T15" style:family="text">
      <style:text-properties style:font-name="Courier New" fo:font-size="12pt" fo:font-weight="bold" officeooo:rsid="0014fa8c" style:font-size-asian="10.5pt" style:font-weight-asian="bold" style:font-size-complex="12pt" style:font-weight-complex="bold"/>
    </style:style>
    <style:style style:name="T16" style:family="text">
      <style:text-properties style:font-name="Courier New" fo:font-size="12pt" fo:font-weight="bold" officeooo:rsid="0015d3a3" style:font-size-asian="10.5pt" style:font-weight-asian="bold" style:font-size-complex="12pt" style:font-weight-complex="bold"/>
    </style:style>
    <style:style style:name="T17" style:family="text">
      <style:text-properties style:font-name="Courier New" fo:font-size="12pt" fo:font-weight="bold" officeooo:rsid="001f0394" style:font-size-asian="10.5pt" style:font-weight-asian="bold" style:font-size-complex="12pt" style:font-weight-complex="bold"/>
    </style:style>
    <style:style style:name="T18" style:family="text">
      <style:text-properties style:font-name="Courier New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Courier New" fo:font-size="12pt" fo:font-style="italic" fo:font-weight="bold" officeooo:rsid="0017cf34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Courier New" fo:font-size="12pt" fo:font-style="italic" fo:font-weight="bold" officeooo:rsid="000d0132" style:font-size-asian="10.5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Courier New" fo:font-size="12pt" fo:font-style="italic" fo:font-weight="bold" officeooo:rsid="001b535b" style:font-size-asian="10.5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Courier New" fo:font-size="12pt" fo:font-style="italic" fo:font-weight="bold" officeooo:rsid="001af5b1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Courier New" fo:font-size="12pt" fo:font-style="italic" style:text-underline-style="solid" style:text-underline-type="double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Courier New" fo:font-size="12pt" fo:font-style="italic" style:text-underline-style="solid" style:text-underline-type="double" style:text-underline-width="auto" style:text-underline-color="font-color" fo:font-weight="bold" officeooo:rsid="001b535b" style:font-size-asian="10.5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Courier New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ourier New" fo:font-size="12pt" fo:font-style="normal" fo:font-weight="bold" officeooo:rsid="0017cf34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ourier New" fo:font-size="12pt" fo:font-style="normal" fo:font-weight="bold" officeooo:rsid="0018122c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Courier New" fo:font-size="12pt" fo:font-style="normal" fo:font-weight="bold" officeooo:rsid="001a027a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Courier New" fo:font-size="12pt" fo:font-style="normal" fo:font-weight="bold" officeooo:rsid="001af5b1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Courier New" fo:font-size="12pt" fo:font-style="normal" fo:font-weight="bold" officeooo:rsid="001d3e23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Courier New" fo:font-size="12pt" fo:font-style="normal" fo:font-weight="bold" officeooo:rsid="001f0394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Courier New" fo:font-size="12pt" fo:font-style="normal" fo:font-weight="bold" officeooo:rsid="001fbabe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ourier New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Courier New" officeooo:rsid="0011c380"/>
    </style:style>
    <style:style style:name="T35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Courier New" fo:font-style="italic" fo:font-weight="bold" officeooo:rsid="001b535b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BIELE VRANY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A.JENČA</text:p>
      <text:p text:style-name="P7"/>
      <text:p text:style-name="P7"/>
      <text:p text:style-name="P7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"><text:span text:style-name="T4">L</text:span><text:span text:style-name="T35">ord Forddorf sa hneval. Presnejšie povedané - bol mrzutý.</text:span></text:p>
      <text:p text:style-name="P8">A Forddorf vedel, že jediný liek na mrzutosť je smrť. Veľmi pomalá </text:p>
      <text:p text:style-name="P8">a krvavá smrť. A tak si dal zavolať starého hlavného kuchára.</text:p>
      <text:p text:style-name="P1"><text:span text:style-name="T1">„Som mrzutý. Navaril si mi takú polie</text:span><text:span text:style-name="T5">vku, že som z nej tri dni vracal!“ Nebola to pravda, ale na tom nezáležalo. Vlastne už nezáležalo vôbec na ničom. „Stráže!“ zreval, „Rozsekajte ho na kúsky, začnite </text:span><text:span text:style-name="T34">pre zmenu</text:span><text:span text:style-name="T5"> malíčkom na ľavej nohe!“</text:span></text:p>
      <text:p text:style-name="P9"/>
      <text:p text:style-name="P9"/>
      <text:p text:style-name="P9"/>
      <text:p text:style-name="P9"/>
      <text:p text:style-name="P9"/>
      <text:p text:style-name="P3"><text:span text:style-name="T5"><text:tab/><text:tab/><text:tab/><text:tab/><text:tab/></text:span><text:span text:style-name="T3">Prvá kapitola</text:span></text:p>
      <text:p text:style-name="P13"/>
      <text:p text:style-name="P4"><text:span text:style-name="T5">S</text:span><text:span text:style-name="T6">chyľovalo sa k večeru. V hrade Forddorf, sídle lorda Forddorfa(</text:span><text:span text:style-name="T8">á</text:span><text:span text:style-name="T6">no, pomenoval ho po sebe)zhášali posledné lampy. Vydal som sa do </text:span><text:span text:style-name="T10">izby, kde som býval aj s otcom a matkou (volali sa Derran a Miatta, ale to teraz nebudeme rozoberať).</text:span></text:p>
      <text:p text:style-name="P5"><text:span text:style-name="T6">Najkratšia cesta viedla po schodoch na poschodie, </text:span><text:span text:style-name="T7">potom rovno, doľava, doprava, rovno, a znovu doprava, potom do druhých dverí zľava </text:span></text:p>
      <text:p text:style-name="P10">a do tretích dverí sprava. Môj mozog túto trasu vygeneroval takmer automaticky, čo svedčilo o dlhoročnej znalosti tohto miesta.</text:p>
      <text:p text:style-name="P10"/>
      <text:p text:style-name="P11">Z dverí bolo počuť tiché vzlyky. Vošiel som dovnútra a uvidel som matku, ktorá sedela na stoličke v kuchyni, držiac hlavu v dlaniach.</text:p>
      <text:p text:style-name="P11">Podišiel som bližšie a spýtal som sa: „Matka, čo sa stalo?“</text:p>
      <text:p text:style-name="P6"><text:span text:style-name="T6">„Ach, Narr! Zabili ho!“zareagovala. „Koho? Otca?“ </text:span><text:span text:style-name="T9">spýtal som sa.</text:span></text:p>
      <text:p text:style-name="P12">Neovládateľne sa rozplakala, z čoho som usúdil, že asi áno.</text:p>
      <text:p text:style-name="P14"><text:span text:style-name="T12">Pridal som sa k nej. Chudák otec! </text:span><text:span text:style-name="T13">„</text:span><text:span text:style-name="T12">Kto?“spýtal som sa. „Lord.“ znela odpoveď. Ako syn hlavného kuchára som poznal Lordove metódy</text:span><text:span text:style-name="T13">. </text:span><text:span text:style-name="T12">Jeho najobľúbenejšia spočívala v postupnom nasekaní obete na kúsky, počnúc ľavým palcom na nohe. </text:span><text:span text:style-name="T14">A vždy spolu s obeťou podobne nasekali aj celú jej rodinu. </text:span><text:span text:style-name="T15">Musím utiecť - uvedovomoval som si to. Len... nie dnes.</text:span></text:p>
      <text:p text:style-name="P23"/>
      <text:p text:style-name="P15"><text:span text:style-name="T11">Najprv... plán. Takže. Mám prístup ku plachtám, ktoré používa </text:span><text:span text:style-name="T16">Lord.</text:span></text:p>
      <text:p text:style-name="P16"><text:span text:style-name="T11">(</text:span><text:span text:style-name="T17">N</text:span><text:span text:style-name="T11">ikto, zdôrazňujem- </text:span><text:span text:style-name="T18">nikto iný plachty nepoužíva</text:span><text:span text:style-name="T25">. Spia na čistej slame alebo rákosí. A všetci</text:span><text:span text:style-name="T18"> smrdia.</text:span><text:span text:style-name="T25"> Ale to nikoho netrápi.)</text:span></text:p>
      <text:p text:style-name="P24">Nemám jed, ale otrávenie Lorda by mi nepomohlo - predtým, ako si Lord</text:p>
      <text:p text:style-name="P18"><text:span text:style-name="T25">líha, posteľ musí vyskúšať jeho </text:span><text:span text:style-name="T26">sluha. (</text:span><text:span text:style-name="T31">T</text:span><text:span text:style-name="T26">akže niekto okrem Lorda plachtu</text:span><text:span text:style-name="T19"> používa</text:span><text:span text:style-name="T26">... ale to je jedno. Aj tak smrdí.) </text:span><text:span text:style-name="T27">A navyše </text:span><text:span text:style-name="T30">by som sa akurát tak</text:span><text:span text:style-name="T27"> pomstil. Možno by som mohol skočiť z hradieb.</text:span><text:span text:style-name="T31">*</text:span><text:span text:style-name="T27"> </text:span></text:p>
      <text:p text:style-name="P18"><text:span text:style-name="T27">Á</text:span><text:span text:style-name="T28">no... dobrý nápad. Lenže... </text:span><text:span text:style-name="T29">ako tam dostanem matku? Musím </text:span><text:span text:style-name="T32">poroz-</text:span></text:p>
      <text:p text:style-name="P18"><text:span text:style-name="T32">mýšľať.</text:span><text:span text:style-name="T29"> Nateraz som otrasený.</text:span></text:p>
      <text:p text:style-name="P25">____________________________________________________________________</text:p>
      <text:p text:style-name="P21">*Samozrejme, že s plachtou, čo ste si mysleli? Veď by si polámal nohy.</text:p>
      <text:p text:style-name="P19"><text:soft-page-break/><text:span text:style-name="T29">B</text:span><text:span text:style-name="T25">ez otca to bude ťažké. Nebude ma mať kto </text:span><text:span text:style-name="T33">viesť. </text:span><text:span text:style-name="T24">Do</text:span><text:span text:style-name="T23"> kelu, prestaň s ľútostivými myšlienkami! Do týždňa zomrieš! </text:span></text:p>
      <text:p text:style-name="P27"/>
      <text:p text:style-name="P20"><text:span text:style-name="T18">Medzitým sa Forddorf </text:span><text:span text:style-name="T21">znovu</text:span><text:span text:style-name="T18"> rozhneval. </text:span><text:span text:style-name="T21">Alebo skôr... rozmrzutel. Nie, to nie je ono. Rozmrzotil? To je jedno. Hlavne, že bol znovu mrzutý.</text:span></text:p>
      <text:p text:style-name="P20"><text:span text:style-name="T21">„Stráže!“ zvolal. „Priveďte mi ženu hlavného kuchára! Chcem sa rozveseliť!“</text:span><text:span text:style-name="T18"> <text:s/></text:span><text:span text:style-name="T22">„</text:span><text:span text:style-name="T21">Ehm... pane,“ ozval sa Lordov hlavný radca. „Ten chlapec... príde o oboch rodičov...“ „No a?! Ešte lepšie!“</text:span></text:p>
      <text:p text:style-name="P20"><text:span text:style-name="T21"/></text:p>
      <text:p text:style-name="P20"><text:span text:style-name="T21"/></text:p>
      <text:p text:style-name="P20"><text:span text:style-name="T21"/></text:p>
      <text:p text:style-name="P29"><text:span text:style-name="T36"/></text:p>
      <text:p text:style-name="P26"><text:s text:c="2"/></text:p>
      <text:p text:style-name="P26"/>
      <text:p text:style-name="P26"/>
      <text:p text:style-name="P26"/>
      <text:p text:style-name="P26"/>
      <text:p text:style-name="P17"><text:span text:style-name="T29"><text:s text:c="2"/></text:span><text:span text:style-name="T27"><text:s/></text:span><text:span text:style-name="T26"><text:s/></text:span><text:span text:style-name="T19"><text:s/></text:span><text:span text:style-name="T18"><text:s/></text:span><text:span text:style-name="T20">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0T19:51:46.457572712</meta:creation-date>
    <dc:date>2020-05-13T21:56:29.081503232</dc:date>
    <meta:editing-duration>PT16H27M25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3" meta:paragraph-count="28" meta:word-count="436" meta:character-count="2743" meta:non-whitespace-character-count="2305"/>
  </office:meta>
</office:document-meta>
</file>